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222in" loext:contextual-spacing="false" fo:line-height="100%" fo:orphans="0" fo:widows="0"/>
    </style:style>
    <style:style style:name="P2" style:family="paragraph" style:parent-style-name="Standard" style:master-page-name="Standard">
      <style:paragraph-properties style:page-number="1"/>
    </style:style>
    <style:style style:name="T1" style:family="text">
      <style:text-properties fo:color="#695d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merciement</text:p>
      <text:p text:style-name="Standard"/>
      <text:p text:style-name="Standard">Je tenais tout d’abord à remercier tous les acteurs ayant contribué au succès de cette formation.</text:p>
      <text:p text:style-name="Standard"/>
      <text:p text:style-name="Standard">En premier lieu l’école Hitema grâce à qui j’ai pu réaliser mon projet de réorientation. Qu’il s’agisse aussi bien du personnel administratif que des professeurs, tous ont joué un rôle important.</text:p>
      <text:p text:style-name="Standard"/>
      <text:p text:style-name="Standard">Dans le cadre de ce rapport, je tenais également à remercier mon maître de stage monsieur Sebastien PLANCHE, pour m’avoir accueilli et accompagné <text:s/>au sein de son entreprise pendant plusieurs semaines. </text:p>
      <text:p text:style-name="Standard"/>
      <text:p text:style-name="Standard">Introduction</text:p>
      <text:p text:style-name="Standard">Ce projet n’est pas celui que j’ai réalisé durant mon stage en entreprise car il ne remplissait pas tous les critères indispensables à cet examen.</text:p>
      <text:p text:style-name="Standard">J’ai donc travaillé sur un deuxième site conforme au réfèrentiel. Pour se faire je me suis placé dans la peau d’une développeuse web free-lance.</text:p>
      <text:p text:style-name="Standard"/>
      <text:p text:style-name="Standard">Après de nombreuses années en tant que salarié, j’ai opté pour ce statut professionnel car il m’offrait une plus grande liberté dans mon travail. <text:s/>Grâce au bouche à oreille, basé sur de précédentes collaborations, j’ai été contacté par une cliente potentielle, via ma boîte mail, <text:s/>pour convenir d’un rendez-vous afin de discuter de ses attentes. Elle ne désire pas m’en dire plus dans le cadre de ce message. Les seules informations qu’elle me livre sont que son entreprise se nomme Livres &amp; Co et que d’une manière générale son objet repose sur la littérature. Elle tient quand même à me préciser, en caractère gras dans le texte, qu’elle souhaiterait que le travail soit fait dans les plus bref délai. </text:p>
      <text:p text:style-name="Standard"/>
      <text:p text:style-name="Standard">Résumé</text:p>
      <text:p text:style-name="Standard">Durant cet entretien, voici les informations qui m’ont été transmises.</text:p>
      <text:p text:style-name="Standard"/>
      <text:p text:style-name="P1"><text:span text:style-name="T1">Livres &amp; Co est un site créé en 2014 par une femme nommée Amandine Dupin. Bien que passionnée de littérature, cette personne travaillait dans un tout autre domaine et alimentait son site uniquement durant ses périodes de temps libre. rajouter objet du site site de vente en ligne de livre avec possibilité de publication de critique littéraire destiné au grand public</text:span></text:p>
      <text:p text:style-name="P1"><text:span text:style-name="T1">L’évolution de Livres &amp; Co s’est faite en trois étapes.</text:span></text:p>
      <text:p text:style-name="P1"><text:span text:style-name="T1"><text:s/>A l’origine, ce site <text:s/>n’était qu’un modeste blog sur lequel cette webmaster improvisée publiait ses avis à propos des récentes sorties littéraires. </text:span></text:p>
      <text:p text:style-name="P1"><text:span text:style-name="T1">Étant donné son manque de compétence en la matière, Mme Dupin a tout d’abord opté pour le système de gestion de contenu Wordpress qui ne demande pas énormément de compétence en programmation.</text:span></text:p>
      <text:p text:style-name="P1"><text:span text:style-name="T1">Devant son succès grandissant et l’augmentation de sa communauté, Livres &amp; Co est devenu en 2015 un site web 2.0. A partir de cette date chaque utilisateur a désormais eu la possibilité de publier lui même ses avis. Cette modification vers une structure collaborative était une volonté de madame Dupin pour rendre le site plus dynamique.</text:span></text:p>
      <text:p text:style-name="P1"><text:span text:style-name="T1">La dernière évolution de Livres &amp; Co est intervenu en 2016 par la mise en place de vente de livres. Devant la complexité grandissante des opérations </text:span></text:p>
      <text:p text:style-name="P1"><text:span text:style-name="T1">Madame Dupin a souhaité se tourner vers des professionnels pour une refonte totale de son site.</text:span></text:p>
      <text:p text:style-name="P1"><text:span text:style-name="T1">Dans les années à venir Livres &amp; Co aimerait approfondir la relation avec ses utilisateurs ainsi que structurer sa communauté en mettant en place un forum sur lequel les gens pourraient interagir.</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514" meta:character-count="3126" meta:non-whitespace-character-count="2621"/>
    <meta:generator>LibreOfficeDev/6.0.5.2$Linux_X86_64 LibreOffice_project/</meta:generator>
  </office:meta>
</office:document-meta>
</file>